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7.8cm" fo:margin-left="0.173cm" table:align="left"/>
    </style:style>
    <style:style style:name="Table1.A" style:family="table-column">
      <style:table-column-properties style:column-width="2.498cm"/>
    </style:style>
    <style:style style:name="Table1.B" style:family="table-column">
      <style:table-column-properties style:column-width="5.302cm"/>
    </style:style>
    <style:style style:name="Table1.A1" style:family="table-cell">
      <style:table-cell-properties fo:padding-left="0.191cm" fo:padding-right="0.191cm" fo:padding-top="0cm" fo:padding-bottom="0cm" fo:border="none"/>
    </style:style>
    <style:style style:name="Table2" style:family="table">
      <style:table-properties style:width="14.288cm" fo:margin-left="0.173cm" fo:margin-right="0.191cm" table:align="margins"/>
    </style:style>
    <style:style style:name="Table2.A" style:family="table-column">
      <style:table-column-properties style:column-width="6.668cm" style:rel-column-width="3780*"/>
    </style:style>
    <style:style style:name="Table2.B" style:family="table-column">
      <style:table-column-properties style:column-width="7.62cm" style:rel-column-width="4320*"/>
    </style:style>
    <style:style style:name="Table2.A1" style:family="table-cell">
      <style:table-cell-properties fo:padding-left="0.191cm" fo:padding-right="0.191cm" fo:padding-top="0cm" fo:padding-bottom="0cm" fo:border-left="0.018cm solid #000000" fo:border-right="none" fo:border-top="0.018cm solid #000000" fo:border-bottom="0.018cm solid #000000"/>
    </style:style>
    <style:style style:name="Table2.B1" style:family="table-cell">
      <style:table-cell-properties fo:padding-left="0.191cm" fo:padding-right="0.191cm" fo:padding-top="0cm" fo:padding-bottom="0cm" fo:border="0.018cm solid #000000"/>
    </style:style>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weight="bold" style:font-weight-asian="bold"/>
    </style:style>
    <style:style style:name="P3" style:family="paragraph" style:parent-style-name="Standard">
      <style:text-properties fo:font-style="italic" style:font-style-asian="italic"/>
    </style:style>
    <style:style style:name="P4" style:family="paragraph" style:parent-style-name="Standard">
      <style:text-properties fo:font-style="italic" fo:font-weight="bold" style:font-style-asian="italic"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start" style:justify-single-word="false"/>
    </style:style>
    <style:style style:name="P8" style:family="paragraph" style:parent-style-name="Standard">
      <style:paragraph-properties fo:margin-left="0cm" fo:margin-right="0cm" fo:text-indent="1.27cm" style:auto-text-indent="false"/>
    </style:style>
    <style:style style:name="P9" style:family="paragraph" style:parent-style-name="Heading_20_1">
      <style:paragraph-properties fo:text-align="center" style:justify-single-word="false"/>
    </style:style>
    <style:style style:name="P10" style:family="paragraph" style:parent-style-name="Heading_20_1" style:master-page-name="MP0">
      <style:paragraph-properties fo:text-align="center" style:justify-single-word="false" style:page-number="auto" fo:break-before="page"/>
    </style:style>
    <style:style style:name="P11" style:family="paragraph" style:parent-style-name="Heading_20_2">
      <style:paragraph-properties fo:break-before="page"/>
    </style:style>
    <style:style style:name="P12" style:family="paragraph" style:parent-style-name="Heading_20_3">
      <style:text-properties fo:font-weight="bold" style:font-weight-asian="bold" style:font-weight-complex="bold"/>
    </style:style>
    <style:style style:name="P13" style:family="paragraph" style:parent-style-name="Heading_20_3">
      <style:paragraph-properties fo:text-align="end" style:justify-single-word="false"/>
    </style:style>
    <style:style style:name="P14" style:family="paragraph" style:parent-style-name="Heading_20_3">
      <style:paragraph-properties fo:text-align="start" style:justify-single-word="false"/>
    </style:style>
    <style:style style:name="T1" style:family="text">
      <style:text-properties fo:font-style="italic" fo:font-weight="bold" style:font-style-asian="italic" style:font-weight-asian="bold"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color="#000000" style:font-name="Tahoma" fo:font-size="8.5pt" fo:language="en" fo:country="US" style:font-size-asian="8.5pt"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Resume</text:h>
      <text:h text:style-name="P9" text:outline-level="1">Brett Silverman</text:h>
      <text:p text:style-name="P2">Personal Information</text:p>
      <table:table table:name="Table1" table:style-name="Table1">
        <table:table-column table:style-name="Table1.A"/>
        <table:table-column table:style-name="Table1.B"/>
        <table:table-row>
          <table:table-cell table:style-name="Table1.A1" office:value-type="string">
            <text:p text:style-name="Standard">Telephone</text:p>
          </table:table-cell>
          <table:table-cell table:style-name="Table1.A1" office:value-type="string">
            <text:p text:style-name="Standard">+61 (0) 477 079 579</text:p>
          </table:table-cell>
        </table:table-row>
        <table:table-row>
          <table:table-cell table:style-name="Table1.A1" office:value-type="string">
            <text:p text:style-name="Standard">E-mail</text:p>
          </table:table-cell>
          <table:table-cell table:style-name="Table1.A1" office:value-type="string">
            <text:p text:style-name="Standard"><text:a xlink:type="simple" xlink:href="mailto:brettdavidsilverman@gmail.com?subject=Re:%20CV" office:target-frame-name="_top" xlink:show="replace"><text:span text:style-name="Internet_20_link">brettdavidsilverman@gmail.com</text:span></text:a></text:p>
          </table:table-cell>
        </table:table-row>
      </table:table>
      <text:p text:style-name="Standard"/>
      <text:h text:style-name="Heading_20_2" text:outline-level="2">Skill Set</text:h>
      <table:table table:name="Table2" table:style-name="Table2">
        <table:table-column table:style-name="Table2.A"/>
        <table:table-column table:style-name="Table2.B"/>
        <table:table-row>
          <table:table-cell table:style-name="Table2.A1" office:value-type="string">
            <text:p text:style-name="P3">Language/System</text:p>
          </table:table-cell>
          <table:table-cell table:style-name="Table2.B1" office:value-type="string">
            <text:p text:style-name="P3">Personal Rating</text:p>
          </table:table-cell>
        </table:table-row>
        <table:table-row>
          <table:table-cell table:style-name="Table2.A1" office:value-type="string">
            <text:p text:style-name="Standard">3-Tier System Design</text:p>
          </table:table-cell>
          <table:table-cell table:style-name="Table2.B1" office:value-type="string">
            <text:p text:style-name="Standard">Expert</text:p>
          </table:table-cell>
        </table:table-row>
        <table:table-row>
          <table:table-cell table:style-name="Table2.A1" office:value-type="string">
            <text:p text:style-name="Standard">Apache Http Server</text:p>
          </table:table-cell>
          <table:table-cell table:style-name="Table2.B1" office:value-type="string">
            <text:p text:style-name="Standard">Medium</text:p>
          </table:table-cell>
        </table:table-row>
        <table:table-row>
          <table:table-cell table:style-name="Table2.A1" office:value-type="string">
            <text:p text:style-name="Standard">ASP</text:p>
          </table:table-cell>
          <table:table-cell table:style-name="Table2.B1" office:value-type="string">
            <text:p text:style-name="Standard">Expert</text:p>
          </table:table-cell>
        </table:table-row>
        <table:table-row>
          <table:table-cell table:style-name="Table2.A1" office:value-type="string">
            <text:p text:style-name="Standard">ASP.NET</text:p>
          </table:table-cell>
          <table:table-cell table:style-name="Table2.B1" office:value-type="string">
            <text:p text:style-name="Standard">Expert</text:p>
          </table:table-cell>
        </table:table-row>
        <table:table-row>
          <table:table-cell table:style-name="Table2.A1" office:value-type="string">
            <text:p text:style-name="Standard">ATL</text:p>
          </table:table-cell>
          <table:table-cell table:style-name="Table2.B1" office:value-type="string">
            <text:p text:style-name="Standard">High</text:p>
          </table:table-cell>
        </table:table-row>
        <table:table-row>
          <table:table-cell table:style-name="Table2.A1" office:value-type="string">
            <text:p text:style-name="Standard">Crystal Reports</text:p>
          </table:table-cell>
          <table:table-cell table:style-name="Table2.B1" office:value-type="string">
            <text:p text:style-name="Standard">Expert</text:p>
          </table:table-cell>
        </table:table-row>
        <table:table-row>
          <table:table-cell table:style-name="Table2.A1" office:value-type="string">
            <text:p text:style-name="Standard">Data Warehousing</text:p>
          </table:table-cell>
          <table:table-cell table:style-name="Table2.B1" office:value-type="string">
            <text:p text:style-name="Standard">Expert</text:p>
          </table:table-cell>
        </table:table-row>
        <table:table-row>
          <table:table-cell table:style-name="Table2.A1" office:value-type="string">
            <text:p text:style-name="Standard">Database Design</text:p>
          </table:table-cell>
          <table:table-cell table:style-name="Table2.B1" office:value-type="string">
            <text:p text:style-name="Standard">Expert</text:p>
          </table:table-cell>
        </table:table-row>
        <table:table-row>
          <table:table-cell table:style-name="Table2.A1" office:value-type="string">
            <text:p text:style-name="Standard">Excel</text:p>
          </table:table-cell>
          <table:table-cell table:style-name="Table2.B1" office:value-type="string">
            <text:p text:style-name="Standard">Expert (MS Certified)</text:p>
          </table:table-cell>
        </table:table-row>
        <table:table-row>
          <table:table-cell table:style-name="Table2.A1" office:value-type="string">
            <text:p text:style-name="Standard">HTML</text:p>
          </table:table-cell>
          <table:table-cell table:style-name="Table2.B1" office:value-type="string">
            <text:p text:style-name="Standard">Expert</text:p>
          </table:table-cell>
        </table:table-row>
        <table:table-row>
          <table:table-cell table:style-name="Table2.A1" office:value-type="string">
            <text:p text:style-name="Standard">MFC</text:p>
          </table:table-cell>
          <table:table-cell table:style-name="Table2.B1" office:value-type="string">
            <text:p text:style-name="Standard">High</text:p>
          </table:table-cell>
        </table:table-row>
        <table:table-row>
          <table:table-cell table:style-name="Table2.A1" office:value-type="string">
            <text:p text:style-name="Standard">Ms Access</text:p>
          </table:table-cell>
          <table:table-cell table:style-name="Table2.B1" office:value-type="string">
            <text:p text:style-name="Standard">Expert (MS Certified)</text:p>
          </table:table-cell>
        </table:table-row>
        <table:table-row>
          <table:table-cell table:style-name="Table2.A1" office:value-type="string">
            <text:p text:style-name="Standard">MS Word Programming</text:p>
          </table:table-cell>
          <table:table-cell table:style-name="Table2.B1" office:value-type="string">
            <text:p text:style-name="Standard">Expert</text:p>
          </table:table-cell>
        </table:table-row>
        <table:table-row>
          <table:table-cell table:style-name="Table2.A1" office:value-type="string">
            <text:p text:style-name="Standard">MTS/DCOM</text:p>
          </table:table-cell>
          <table:table-cell table:style-name="Table2.B1" office:value-type="string">
            <text:p text:style-name="Standard">Expert</text:p>
          </table:table-cell>
        </table:table-row>
        <table:table-row>
          <table:table-cell table:style-name="Table2.A1" office:value-type="string">
            <text:p text:style-name="Standard">My Sql</text:p>
          </table:table-cell>
          <table:table-cell table:style-name="Table2.B1" office:value-type="string">
            <text:p text:style-name="Standard">Medium</text:p>
          </table:table-cell>
        </table:table-row>
        <table:table-row>
          <table:table-cell table:style-name="Table2.A1" office:value-type="string">
            <text:p text:style-name="Standard">Oracle</text:p>
          </table:table-cell>
          <table:table-cell table:style-name="Table2.B1" office:value-type="string">
            <text:p text:style-name="Standard">Very High</text:p>
          </table:table-cell>
        </table:table-row>
        <table:table-row>
          <table:table-cell table:style-name="Table2.A1" office:value-type="string">
            <text:p text:style-name="Standard">PHP (mod_php)</text:p>
          </table:table-cell>
          <table:table-cell table:style-name="Table2.B1" office:value-type="string">
            <text:p text:style-name="Standard">Medium</text:p>
          </table:table-cell>
        </table:table-row>
        <table:table-row>
          <table:table-cell table:style-name="Table2.A1" office:value-type="string">
            <text:p text:style-name="Standard">SQL Server</text:p>
          </table:table-cell>
          <table:table-cell table:style-name="Table2.B1" office:value-type="string">
            <text:p text:style-name="Standard">Expert</text:p>
          </table:table-cell>
        </table:table-row>
        <table:table-row>
          <table:table-cell table:style-name="Table2.A1" office:value-type="string">
            <text:p text:style-name="Standard">VB.NET</text:p>
          </table:table-cell>
          <table:table-cell table:style-name="Table2.B1" office:value-type="string">
            <text:p text:style-name="Standard">Expert</text:p>
          </table:table-cell>
        </table:table-row>
        <table:table-row>
          <table:table-cell table:style-name="Table2.A1" office:value-type="string">
            <text:p text:style-name="Standard">Visual Basic</text:p>
          </table:table-cell>
          <table:table-cell table:style-name="Table2.B1" office:value-type="string">
            <text:p text:style-name="Standard">Expert (MS Certified)</text:p>
          </table:table-cell>
        </table:table-row>
        <table:table-row>
          <table:table-cell table:style-name="Table2.A1" office:value-type="string">
            <text:p text:style-name="Standard">Visual C++</text:p>
          </table:table-cell>
          <table:table-cell table:style-name="Table2.B1" office:value-type="string">
            <text:p text:style-name="Standard">Very High</text:p>
          </table:table-cell>
        </table:table-row>
        <table:table-row>
          <table:table-cell table:style-name="Table2.A1" office:value-type="string">
            <text:p text:style-name="Standard">XML</text:p>
          </table:table-cell>
          <table:table-cell table:style-name="Table2.B1" office:value-type="string">
            <text:p text:style-name="Standard">High</text:p>
          </table:table-cell>
        </table:table-row>
      </table:table>
      <text:p text:style-name="Standard"/>
      <text:h text:style-name="P11" text:outline-level="2">Introduction</text:h>
      <text:p text:style-name="Standard"/>
      <text:p text:style-name="Standard">I have been working with computers since the age of 6. I have been building up my skills ever since. Now, I possess a broad range of knowledge across the Microsoft and more recently the open source platforms. I take pride in the work I do and make sure that if I am designing a system or working with clients that the output is of the highest calibre.</text:p>
      <text:p text:style-name="Standard"/>
      <text:h text:style-name="Heading_20_2" text:outline-level="2">Ongoing Projects</text:h>
      <text:p text:style-name="Standard"/>
      <text:p text:style-name="Standard"><text:span text:style-name="Default_20_Paragraph_20_Font"><text:span text:style-name="T1">Jan 2009 – Current</text:span></text:span><text:span text:style-name="Default_20_Paragraph_20_Font"><text:span text:style-name="T1"><text:tab/>Director – “Alcohol Free”</text:span></text:span></text:p>
      <text:p text:style-name="P5"/>
      <text:p text:style-name="Standard">I have come up with some highly innovative sorting algorithms that could revolutionise storage and search engines. To mitigate against an exploitive atmosphere of tobacco and alcohol products, I am licensing these under terms such as no over 18 products may have access to them.</text:p>
      <text:p text:style-name="Standard"/>
      <text:p text:style-name="Standard">Although I'm still working on documentation, I have published the basic concepts at <text:a xlink:type="simple" xlink:href="http://brett.sourceforge.net/to" office:target-frame-name="_top" xlink:show="replace"><text:span text:style-name="Internet_20_link">http://brett.sourceforge.net/</text:span></text:a> to guarantee that the license agreement is adhered to.</text:p>
      <text:p text:style-name="Standard"/>
      <text:p text:style-name="Standard">I am also working on a new diagramming concept such that code is generated entirely from self-documenting diagrams to create any system, including the diagramming system itself. This allows for for complete release systems to be built directly from business analysis documentation without the need for an external programmer. The above search/storage engine will be built using this diagramming concept.</text:p>
      <text:p text:style-name="Standard"/>
      <text:p text:style-name="P6">Web infrastructure analysis, high level algorithm and data structure analysis, Open source development, review of short falls and successes of current development practices/</text:p>
      <text:p text:style-name="Standard"/>
      <text:h text:style-name="P12" text:outline-level="3"/>
      <text:h text:style-name="P12" text:outline-level="3">Jul 2000 – Current<text:tab/>Director - Inventor/Engineer<text:tab/>Living Furniture</text:h>
      <text:p text:style-name="Standard"/>
      <text:p text:style-name="Standard">Designed and built a prototype hydroponic coffee table that incorporates high-end technology to monitor and control all aspects of the plants (living inside) environment.</text:p>
      <text:p text:style-name="Standard"/>
      <text:p text:style-name="Standard"><text:span text:style-name="Default_20_Paragraph_20_Font"><text:span text:style-name="T2">Microprocessor design</text:span></text:span><text:span text:style-name="Default_20_Paragraph_20_Font"><text:span text:style-name="T2">, C, C++, PCB design, LED efficient lighting.</text:span></text:span></text:p>
      <text:h text:style-name="Heading_20_2" text:outline-level="2"/>
      <text:h text:style-name="P13" text:outline-level="3"><text:span text:style-name="Default_20_Paragraph_20_Font"><text:span text:style-name="T3">Industry Experience</text:span></text:span></text:h>
      <text:h text:style-name="P13" text:outline-level="3"/>
      <text:h text:style-name="P14" text:outline-level="3"><text:span text:style-name="Default_20_Paragraph_20_Font"><text:span text:style-name="T3">Nov 2006 – Dec 2008</text:span></text:span><text:span text:style-name="Default_20_Paragraph_20_Font"><text:span text:style-name="T3"><text:tab/>Lead Programmer</text:span></text:span><text:span text:style-name="Default_20_Paragraph_20_Font"><text:span text:style-name="T3"><text:tab/></text:span></text:span><text:a xlink:type="simple" xlink:href="http://www.jobx.com.au/" office:target-frame-name="_top" xlink:show="replace"><text:span text:style-name="Internet_20_link"><text:span text:style-name="T3">www.jobx.com.au</text:span></text:span></text:a><text:span text:style-name="Default_20_Paragraph_20_Font"><text:span text:style-name="T3"> – Career web site</text:span></text:span></text:h>
      <text:p text:style-name="P7"/>
      <text:p text:style-name="Standard">I migrated the web site which was in beta phase to the current web site. The biggest issues were performance tuning, generating a new payment and order processing system and white labelling the site for international and boutique industries.</text:p>
      <text:p text:style-name="Standard"/>
      <text:h text:style-name="P12" text:outline-level="3">Jul 2006 – Oct 2006<text:tab/>Web Designer<text:tab/><text:tab/>TPG – The Project Group</text:h>
      <text:p text:style-name="Standard"/>
      <text:p text:style-name="Standard">Develop two web sites for TPG – a communication and marketing company: <text:a xlink:type="simple" xlink:href="http://www.pressroom.com.au/" office:target-frame-name="_top" xlink:show="replace"><text:span text:style-name="Internet_20_link">www.pressroom.com.au</text:span></text:a> and <text:a xlink:type="simple" xlink:href="http://www.theprojectgroupimges.com.au/" office:target-frame-name="_top" xlink:show="replace"><text:span text:style-name="Internet_20_link">www.theprojectgroupimges.com.au</text:span></text:a></text:p>
      <text:p text:style-name="Standard"/>
      <text:p text:style-name="Standard">The pressroom is a collection of press releases, produced by TPG for major clients such as Toyota and BlueScope steel. It is basically an online – content management system, designed to deliver press releases to the media.</text:p>
      <text:p text:style-name="Standard"/>
      <text:p text:style-name="Standard">The images database is a collection of over 12 Terabytes of photographs taken over the past 30 years. It is designed to allow easy import, search and retrieval of this huge photographic library.</text:p>
      <text:p text:style-name="Standard">Also designed company wide security system – using the latest technologies from .NET 2</text:p>
      <text:p text:style-name="Standard"/>
      <text:p text:style-name="P6">SQL Server 2005; T-SQL; Macromedia Dreamweaver, ASP.NET 2005; Visual Source Safe</text:p>
      <text:p text:style-name="P6"/>
      <text:p text:style-name="Standard"/>
      <text:p text:style-name="P1"/>
      <text:h text:style-name="P12" text:outline-level="3">May 2002 – Feb 2004<text:tab/>Analyst Programmer<text:tab/>MLC NAB - Corporate Solutions</text:h>
      <text:p text:style-name="Standard"/>
      <text:p text:style-name="Standard">Design and develop Internet back-end for new advisor administration system.</text:p>
      <text:p text:style-name="Standard"/>
      <text:p text:style-name="Standard">Primary Analyst Programmer for in-house data warehouse and reporting solution.</text:p>
      <text:p text:style-name="Standard"/>
      <text:p text:style-name="Standard">Design, build and test complex business reports used for internal and external reporting to clients and consultants.</text:p>
      <text:p text:style-name="Standard"/>
      <text:p text:style-name="P6">Oracle 8; PL/SQL; Visual Basic 6.0; Visual Basic DOT NET; C/C++; MS Access; Crystal Reports; Visual Source Safe</text:p>
      <text:p text:style-name="P6"/>
      <text:h text:style-name="P12" text:outline-level="3">July 2000 – May 2002<text:tab/>Self Employed-Study</text:h>
      <text:p text:style-name="P5"/>
      <text:p text:style-name="Standard">Designed/Developed a hierarchical database viewer packaged as an Active X control with full GUI interface; this control is similar in style to Windows Explorer, but its data is derived via full access to relational databases. The data objects can retrieve their information from any ODBC or OLEDB compliant database.</text:p>
      <text:p text:style-name="P5"/>
      <text:p text:style-name="P6">SQL Server 2000; Visual Basic .Net; MTS/DCOM; ATL/COM; Visual C++; XML, HTML</text:p>
      <text:p text:style-name="P6"/>
      <text:h text:style-name="P12" text:outline-level="3"/>
      <text:h text:style-name="P12" text:outline-level="3">March 2000 – July 2000<text:tab/>Consultant<text:tab/>Westpac Banking Corporation Australia</text:h>
      <text:p text:style-name="Standard"/>
      <text:p text:style-name="Standard">I performed high-level systems analysis, design and prototyping of a three-tiered customer proposal generator. The e-Proposal generator pulled information from a SQL server database based on user criteria and outputs a highly formatted and graphical word document. This document was then the final proposal to be sent to the customer.</text:p>
      <text:p text:style-name="Standard"/>
      <text:p text:style-name="Standard">The interface used a highly graphical wizard design that allowed for a short learning curve. I designed this working directly with the business. I provided the business with scoping and estimation.</text:p>
      <text:p text:style-name="Standard"><text:line-break/>I consulted on SQL Server best practices.</text:p>
      <text:p text:style-name="Standard"/>
      <text:p text:style-name="P6">SQL Server 7.0; Visual Basic 6.0; MS Word 2000; MTS/DCOM; ATL/COM; Visual C++; Visio</text:p>
      <text:p text:style-name="Standard"/>
      <text:h text:style-name="Heading_20_3" text:outline-level="3"/>
      <text:h text:style-name="P12" text:outline-level="3">August 1999 – February 2000<text:tab/>Lead Designer – Programmer<text:tab/>Elsevier Science Oxford UK</text:h>
      <text:p text:style-name="P5"/>
      <text:p text:style-name="Standard">I Designed/Created Access and Entitlement System. A&amp;E is a three-tier system involving over 1,000,000 readers of Elsevier’s online journals.</text:p>
      <text:p text:style-name="Standard"/>
      <text:p text:style-name="Standard">The system acknowledged or denied access to one of over 40,000 different journals. Entitlement was granted based on the users’ membership to over 100,000 different organisations.</text:p>
      <text:p text:style-name="Standard"/>
      <text:p text:style-name="Standard">A&amp;E interfaced to roughly 40 different web sites each displaying differing journal contents. I performed a high level technical systems analysis using entity-relationships and data-flow diagrams to document the architecture.</text:p>
      <text:p text:style-name="Standard"/>
      <text:p text:style-name="Standard">A&amp;E was designed as a series of DCOM interfaces (business layer) called from by the back end administration tool and the web sites via ASP pages running on IIS.</text:p>
      <text:p text:style-name="Standard"/>
      <text:p text:style-name="Standard">Led and mentored all the design and development efforts amongst 4 programmers. This included scoping, estimations, time management and prioritisation.</text:p>
      <text:p text:style-name="Standard"/>
      <text:p text:style-name="Standard">Worked with the test team to develop both unit and system test cases. Designed and set up the performance testing environment.</text:p>
      <text:p text:style-name="Standard"/>
      <text:p text:style-name="P6">SQL Server 7.0; Oracle 8.0; Visual Basic 6.0; IIS/ASP; MTS/DCOM; Visual C++; Visio</text:p>
      <text:p text:style-name="P6"/>
      <text:h text:style-name="P12" text:outline-level="3"><text:soft-page-break/>April 1998 – August 1999<text:tab/>Senior Analyst/Programmer<text:tab/>ElsevierScience Amsterdam Netherlands</text:h>
      <text:p text:style-name="P5"/>
      <text:p text:style-name="Standard">Designed and created various publishing support systems. An example of work performed was an Access based database for the all of the resale departments’ activities. This system was a comprehensive customer contact database with strong support for publishing roles. This work was done directly with the business, with me creating the business requirements in consultation.</text:p>
      <text:p text:style-name="Standard"/>
      <text:p text:style-name="Standard">Data flow, entity-relationship and use-case diagrams were created using Visio to communicate the results of my systems analysis.</text:p>
      <text:p text:style-name="Standard"/>
      <text:p text:style-name="Standard">Designed in-house, very fast full-text searching widget for Access databases using ATL/ Visual C++. This allowed for very fast searching of journals via searching their extracts. The full-text search program was similar in use to Internet search sites.</text:p>
      <text:p text:style-name="Standard"/>
      <text:p text:style-name="Standard">Consulted on SQL Server and developed tools for upgrading existing Access databases from Access to SQL Server.</text:p>
      <text:p text:style-name="Standard"/>
      <text:p text:style-name="P6">MS Access; Visual Basic; Oracle; SQL Server 7.0; Visual C++; ATL/COM, Excel; Visio</text:p>
      <text:p text:style-name="Standard"/>
      <text:p text:style-name="Standard"/>
      <text:h text:style-name="P12" text:outline-level="3">October 1997 – April 1998<text:tab/>Analyst/Programmer Bankers Trust Australia</text:h>
      <text:p text:style-name="Standard"/>
      <text:p text:style-name="Standard">Working for the funds management accountancy division, my job was to decrease work efforts by automating repetitive tasks. I trained accountants in understanding and use of relational databases in an effort to deduce workload caused by cumbersome programs in Excel.</text:p>
      <text:p text:style-name="Standard"/>
      <text:p text:style-name="Standard">Designed/Created a balance sheet reporting tool based in Access that pulled information from various Sybase databases and correlated it with various expense reports designed using the database.</text:p>
      <text:p text:style-name="Standard"/>
      <text:p text:style-name="Standard">The last 6 months of this contract was performed whilst travelling through America.</text:p>
      <text:p text:style-name="Standard"/>
      <text:p text:style-name="Standard">Designed and created portfolio mandate compliance database that allowed for complex rules to be entered. The portfolios investments were compared against selected indices to produce a series of reports monitoring any breaches of the mandate.</text:p>
      <text:p text:style-name="Standard"/>
      <text:p text:style-name="P6">MS Access; Excel</text:p>
      <text:p text:style-name="Standard"/>
      <text:p text:style-name="P3"/>
      <text:p text:style-name="P4">April 1997 – October 1997<text:tab/>Macquarie Investment Bank<text:tab/>Senior Developer</text:p>
      <text:p text:style-name="Standard"/>
      <text:p text:style-name="Standard">Develop business critical applications. Design development infrastructure for small-scale applications group. Extended Macquarie’s in-house word based template generator. Provided support for junior programmers in team.</text:p>
      <text:p text:style-name="Standard"/>
      <text:p text:style-name="P6">MS Access; Excel; Visual Basic; MS Word; C++; Sybase</text:p>
      <text:p text:style-name="P6"/>
      <text:p text:style-name="P3"/>
      <text:p text:style-name="P4">June 1996 – April 1997<text:tab/>Chase Manhattan Bank Australia<text:tab/>Programmer/Analyst</text:p>
      <text:p text:style-name="Standard"/>
      <text:p text:style-name="Standard">Developed system to monitor nightly batch jobs and report on expected completion times. This was a VB/Access based system that had a host of agents programs that checked on each of the batch jobs to verify they were running on time and with the correct output. If any discrepancies were reported, the system would automatically ring who ever were on first line support that night.</text:p>
      <text:p text:style-name="Standard"/>
      <text:p text:style-name="Standard">Designed and developed client instructions upload system to upload and verify clients’ buy/sell requests. Written in Excel, the system allowed for multiple users to verify their colleagues’ work before the data was uploaded to the mainframe system.</text:p>
      <text:p text:style-name="Standard"/>
      <text:p text:style-name="P6">Visual Basic, MS Access; C++</text:p>
      <text:p text:style-name="Standard"/>
      <text:p text:style-name="P4"><text:soft-page-break/>December 1994 – June 1996<text:tab/>CSR Asia<text:tab/><text:tab/><text:tab/>Software Engineer</text:p>
      <text:p text:style-name="Standard"/>
      <text:p text:style-name="Standard">Designed/Developed three-tier enterprise data warehouse solution. This system used OLAP cube style concepts to maintain pre-aggregated data that was then formatted into reports, graphs and tables. The end user could dynamically create reports, drill down or expand on the data, and print or e-mail the results to colleagues. Examples of reports were sales, forecast and actual broken down by products, regions and quantity.</text:p>
      <text:p text:style-name="Standard"/>
      <text:p text:style-name="P6">Oracle; Visual Basic; GemBase 4GL.; C</text:p>
      <text:p text:style-name="Standard"/>
      <text:h text:style-name="Heading_20_2" text:outline-level="2">Education</text:h>
      <text:h text:style-name="Heading_20_3" text:outline-level="3">Tertiary BSC – Comp Science (2 year study required to complete degree)</text:h>
      <text:p text:style-name="P8">1993-94 <text:tab/>@ Sydney University (deans list) Full Time</text:p>
      <text:p text:style-name="P8">1997<text:tab/>@ University Technology Sydney Part Time</text:p>
      <text:p text:style-name="P8">2000-01 @ University Technology Sydney Full Time</text:p>
      <text:p text:style-name="Standard"><text:tab/>Subjects included</text:p>
      <text:p text:style-name="Standard"><text:tab/><text:tab/>Principles of Software Design (HD)</text:p>
      <text:p text:style-name="Standard"><text:tab/><text:tab/>Advanced Mathematics (D)</text:p>
      <text:p text:style-name="Standard"><text:tab/><text:tab/>Database Design (HD)</text:p>
      <text:h text:style-name="Heading_20_3" text:outline-level="3">Secondary</text:h>
      <text:p text:style-name="Standard"><text:tab/>97.75 TER @ North Sydney Boys high school</text:p>
      <text:p text:style-name="Standard"/>
      <text:h text:style-name="Heading_20_2" text:outline-level="2">Personal Interests</text:h>
      <text:p text:style-name="Standard"/>
      <text:p text:style-name="Standard">For me to be successful in my career and in life, I require a series of diverse challenges. This might explain the range of personal interests.</text:p>
      <text:p text:style-name="Standard"/>
      <text:p text:style-name="Standard">A source of great pleasure is listening to music, Jazz, Blues, Pop, Indi. Definitely and eclectic taste. It is not unusual to find me laid back, in front of my speakers with John Coltrane for company!</text:p>
      <text:p text:style-name="Standard"/>
      <text:p text:style-name="Standard">I am also keen on personal fitness and enjoy a new sport I've invented which involves a GPS, and targets the best bakers in Sydney.</text:p>
      <text:p text:style-name="Standard"/>
      <text:p text:style-name="Standard">Other hobbies include stretching the bounds of imagination by using the mind to challenge “givens”. I am currently working on a thesis that challenges Newtons idea of mass. Here <text:s/>I suggest that charges moving in synch can generate the illusion of mass. Further, two or more charges can create they’re exact “counter-part”, i.e. creating something from nothing.</text:p>
      <text:p text:style-name="Standard"/>
      <text:p text:style-name="Standard">My biggest hobby is programming. I've been born in a “technocrat” house hold, the first on the street to have a computer. I want to open the world of machine automation to all households, hopefully opening a plethora of new and innovative ideas to grow and prosper as the world unifies and in all we trust, move towards peace...</text:p>
      <text:h text:style-name="P11" text:outline-level="2">References</text:h>
      <text:p text:style-name="Standard"/>
      <text:p text:style-name="Standard">Dominic Spillane<text:tab/><text:tab/><text:tab/>MLC – Senior Business Analyst</text:p>
      <text:p text:style-name="Standard">+61 (02) 8220 5577</text:p>
      <text:p text:style-name="Standard"><text:tab/></text:p>
      <text:p text:style-name="Standard">Damon Rees<text:tab/><text:tab/><text:tab/>Westpac – IT Manager</text:p>
      <text:p text:style-name="Standard">+61 <text:span text:style-name="Default_20_Paragraph_20_Font"><text:span text:style-name="T4">(02) 9260-7503</text:span></text:span></text:p>
      <text:p text:style-name="Standard"/>
      <text:p text:style-name="Standard">Samantha Edmonds Brown<text:tab/>Senior Analyst Programmer</text:p>
      <text:p text:style-name="Standard">+61 (0) 413 596 017</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A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A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0pt" style:font-name-asian="Times New Roman" style:font-size-asian="10pt"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text-align="end" style:justify-single-word="false" fo:hyphenation-ladder-count="no-limit" fo:keep-with-next="always"/>
      <style:text-properties fo:font-weight="bold" style:font-weight-asian="bold"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fo:font-style="italic" style:font-style-asian="italic" style:font-style-complex="italic"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Symbol" style:font-name-complex="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font-name-complex="Wingdings"/>
    </style:style>
    <style:style style:name="WW_5f_CharLFO2LVL4" style:display-name="WW_CharLFO2LVL4" style:family="text">
      <style:text-properties style:font-name="Symbol" style:font-name-complex="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font-name-complex="Wingdings"/>
    </style:style>
    <style:style style:name="WW_5f_CharLFO2LVL7" style:display-name="WW_CharLFO2LVL7" style:family="text">
      <style:text-properties style:font-name="Symbol" style:font-name-complex="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font-name-complex="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Curriculum Vitae</dc:title>
    <meta:initial-creator>Brett Silverman</meta:initial-creator>
    <meta:creation-date>2012-06-26T06:53:00Z</meta:creation-date>
    <dc:date>2012-06-27T15:16:25.14</dc:date>
    <meta:editing-cycles>7</meta:editing-cycles>
    <meta:editing-duration>PT8M3S</meta:editing-duration>
    <meta:document-statistic meta:table-count="2" meta:image-count="0" meta:object-count="0" meta:page-count="7" meta:paragraph-count="142" meta:word-count="1761" meta:character-count="11350"/>
    <meta:template xlink:type="simple" xlink:actuate="onRequest" xlink:title="" xlink:href="Normal.dotm"/>
  </office:meta>
</office:document-meta>
</file>